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true"/>
    </style:style>
    <style:style style:name="P2" style:family="paragraph" style:parent-style-name="Standard">
      <style:paragraph-properties fo:margin-top="0in" fo:margin-bottom="0in" loext:contextual-spacing="true" fo:text-align="center" style:justify-single-word="false"/>
    </style:style>
    <style:style style:name="P3" style:family="paragraph" style:parent-style-name="Standard">
      <style:paragraph-properties fo:margin-top="0in" fo:margin-bottom="0in" loext:contextual-spacing="true"/>
      <style:text-properties style:font-name="FreeMono" fo:font-size="12pt" officeooo:rsid="00226e96" officeooo:paragraph-rsid="00226e96" style:font-size-asian="10.5pt" style:font-size-complex="12pt"/>
    </style:style>
    <style:style style:name="P4" style:family="paragraph" style:parent-style-name="Standard">
      <style:paragraph-properties fo:margin-top="0in" fo:margin-bottom="0in" loext:contextual-spacing="true"/>
      <style:text-properties style:font-name="FreeMono" fo:font-size="12pt" officeooo:rsid="00238158" officeooo:paragraph-rsid="00238158" style:font-size-asian="10.5pt" style:font-size-complex="12pt"/>
    </style:style>
    <style:style style:name="P5" style:family="paragraph" style:parent-style-name="Standard">
      <style:paragraph-properties fo:margin-top="0in" fo:margin-bottom="0in" loext:contextual-spacing="true"/>
      <style:text-properties style:font-name="FreeMono" fo:font-size="12pt" officeooo:rsid="0024ae5c" officeooo:paragraph-rsid="0024ae5c" style:font-size-asian="10.5pt" style:font-size-complex="12pt"/>
    </style:style>
    <style:style style:name="P6" style:family="paragraph" style:parent-style-name="Standard">
      <style:paragraph-properties fo:margin-top="0in" fo:margin-bottom="0in" loext:contextual-spacing="true"/>
      <style:text-properties style:font-name="FreeMono" fo:font-size="12pt" officeooo:rsid="00266d85" officeooo:paragraph-rsid="00266d85" style:font-size-asian="10.5pt" style:font-size-complex="12pt"/>
    </style:style>
    <style:style style:name="P7" style:family="paragraph" style:parent-style-name="Standard">
      <style:paragraph-properties fo:margin-top="0in" fo:margin-bottom="0in" loext:contextual-spacing="true"/>
      <style:text-properties style:font-name="FreeMono" fo:font-size="12pt" officeooo:rsid="004d1b51" officeooo:paragraph-rsid="004d1b51" style:font-size-asian="10.5pt" style:font-size-complex="12pt"/>
    </style:style>
    <style:style style:name="P8" style:family="paragraph" style:parent-style-name="Standard">
      <style:paragraph-properties fo:margin-top="0in" fo:margin-bottom="0in" loext:contextual-spacing="true"/>
      <style:text-properties style:font-name="FreeMono" fo:font-size="12pt" fo:font-style="italic" officeooo:rsid="00432b3f" officeooo:paragraph-rsid="00432b3f" style:font-size-asian="10.5pt" style:font-style-asian="italic" style:font-size-complex="12pt" style:font-style-complex="italic"/>
    </style:style>
    <style:style style:name="P9" style:family="paragraph" style:parent-style-name="Standard">
      <style:paragraph-properties fo:margin-top="0in" fo:margin-bottom="0in" loext:contextual-spacing="true"/>
      <style:text-properties style:font-name="FreeMono" fo:font-size="12pt" fo:font-style="italic" officeooo:rsid="0044f813" officeooo:paragraph-rsid="0044f813" style:font-size-asian="10.5pt" style:font-style-asian="italic" style:font-size-complex="12pt" style:font-style-complex="italic"/>
    </style:style>
    <style:style style:name="P10" style:family="paragraph" style:parent-style-name="Standard">
      <style:paragraph-properties fo:margin-top="0in" fo:margin-bottom="0in" loext:contextual-spacing="true"/>
      <style:text-properties style:font-name="FreeMono" fo:font-size="12pt" fo:font-weight="bold" officeooo:rsid="0024ae5c" officeooo:paragraph-rsid="0024ae5c" style:font-size-asian="10.5pt" style:font-weight-asian="bold" style:font-size-complex="12pt" style:font-weight-complex="bold"/>
    </style:style>
    <style:style style:name="P11" style:family="paragraph" style:parent-style-name="Standard">
      <style:paragraph-properties fo:margin-top="0in" fo:margin-bottom="0in" loext:contextual-spacing="true"/>
      <style:text-properties style:font-name="FreeMono" fo:font-size="12pt" fo:font-weight="bold" officeooo:rsid="00226e96" officeooo:paragraph-rsid="00226e96" style:font-size-asian="10.5pt" style:font-weight-asian="bold" style:font-size-complex="12pt" style:font-weight-complex="bold"/>
    </style:style>
    <style:style style:name="P12" style:family="paragraph" style:parent-style-name="Standard">
      <style:paragraph-properties fo:margin-top="0in" fo:margin-bottom="0in" loext:contextual-spacing="true"/>
      <style:text-properties style:font-name="FreeMono" fo:font-size="12pt" fo:font-weight="bold" officeooo:rsid="00238158" officeooo:paragraph-rsid="00238158" style:font-size-asian="10.5pt" style:font-weight-asian="bold" style:font-size-complex="12pt" style:font-weight-complex="bold"/>
    </style:style>
    <style:style style:name="P13" style:family="paragraph" style:parent-style-name="Standard">
      <style:paragraph-properties fo:margin-top="0in" fo:margin-bottom="0in" loext:contextual-spacing="true"/>
      <style:text-properties style:font-name="FreeMono" fo:font-size="12pt" fo:font-weight="normal" officeooo:rsid="004a1cfa" officeooo:paragraph-rsid="004a1cfa" style:font-size-asian="10.5pt" style:font-weight-asian="normal" style:font-size-complex="12pt" style:font-weight-complex="normal"/>
    </style:style>
    <style:style style:name="P14" style:family="paragraph" style:parent-style-name="Standard">
      <style:paragraph-properties fo:margin-top="0in" fo:margin-bottom="0in" loext:contextual-spacing="true" fo:break-before="page"/>
      <style:text-properties style:font-name="FreeMono" fo:font-size="12pt" officeooo:rsid="00266d85" officeooo:paragraph-rsid="00266d85" style:font-size-asian="10.5pt" style:font-size-complex="12pt"/>
    </style:style>
    <style:style style:name="P15" style:family="paragraph" style:parent-style-name="Standard">
      <style:paragraph-properties fo:margin-top="0in" fo:margin-bottom="0in" loext:contextual-spacing="true" fo:break-before="page"/>
      <style:text-properties style:font-name="FreeMono" fo:font-size="12pt" fo:font-weight="bold" officeooo:rsid="00238158" officeooo:paragraph-rsid="00238158" style:font-size-asian="10.5pt" style:font-weight-asian="bold" style:font-size-complex="12pt" style:font-weight-complex="bold"/>
    </style:style>
    <style:style style:name="P16" style:family="paragraph" style:parent-style-name="Standard">
      <style:paragraph-properties fo:margin-top="0in" fo:margin-bottom="0in" loext:contextual-spacing="true" fo:break-before="page"/>
      <style:text-properties style:font-name="FreeMono" fo:font-size="12pt" fo:font-weight="bold" officeooo:rsid="0020ec06" officeooo:paragraph-rsid="0020ec06" style:font-size-asian="10.5pt" style:font-weight-asian="bold" style:font-size-complex="12pt" style:font-weight-complex="bold"/>
    </style:style>
    <style:style style:name="P17" style:family="paragraph" style:parent-style-name="List_20_Paragraph">
      <style:paragraph-properties fo:margin-top="0in" fo:margin-bottom="0in" loext:contextual-spacing="true"/>
    </style:style>
    <style:style style:name="P18" style:family="paragraph" style:parent-style-name="Standard">
      <style:paragraph-properties fo:margin-left="0.5in" fo:margin-right="0in" fo:margin-top="0in" fo:margin-bottom="0in" loext:contextual-spacing="true" fo:text-indent="0in" style:auto-text-indent="false"/>
      <style:text-properties style:font-name="FreeMono" fo:font-size="12pt" fo:font-style="italic" officeooo:rsid="00266d85" officeooo:paragraph-rsid="00266d85" style:font-size-asian="10.5pt" style:font-style-asian="italic" style:font-size-complex="12pt" style:font-style-complex="italic"/>
    </style:style>
    <style:style style:name="P19" style:family="paragraph" style:parent-style-name="Standard">
      <style:paragraph-properties fo:margin-left="0.5in" fo:margin-right="0in" fo:margin-top="0in" fo:margin-bottom="0in" loext:contextual-spacing="true" fo:text-indent="0in" style:auto-text-indent="false"/>
      <style:text-properties style:font-name="FreeMono" fo:font-size="12pt" fo:font-style="italic" fo:font-weight="bold" officeooo:rsid="00266d85" officeooo:paragraph-rsid="00266d85" style:font-size-asian="10.5pt" style:font-style-asian="italic" style:font-weight-asian="bold" style:font-size-complex="12pt" style:font-style-complex="italic" style:font-weight-complex="bold"/>
    </style:style>
    <style:style style:name="P20" style:family="paragraph" style:parent-style-name="Standard">
      <style:paragraph-properties fo:margin-left="0in" fo:margin-right="0in" fo:margin-top="0in" fo:margin-bottom="0in" loext:contextual-spacing="true" fo:text-indent="0in" style:auto-text-indent="false"/>
      <style:text-properties style:font-name="FreeMono" fo:font-size="12pt" fo:font-style="italic" officeooo:rsid="002938bc" officeooo:paragraph-rsid="002938bc" style:font-size-asian="10.5pt" style:font-style-asian="italic" style:font-size-complex="12pt" style:font-style-complex="italic"/>
    </style:style>
    <style:style style:name="P21" style:family="paragraph" style:parent-style-name="Standard">
      <style:paragraph-properties fo:margin-left="0in" fo:margin-right="0in" fo:margin-top="0in" fo:margin-bottom="0in" loext:contextual-spacing="true" fo:text-indent="0in" style:auto-text-indent="false"/>
      <style:text-properties style:font-name="FreeMono" fo:font-size="12pt" fo:font-style="italic" officeooo:rsid="00266d85" officeooo:paragraph-rsid="00266d85" style:font-size-asian="10.5pt" style:font-style-asian="italic" style:font-size-complex="12pt" style:font-style-complex="italic"/>
    </style:style>
    <style:style style:name="P22" style:family="paragraph" style:parent-style-name="Standard">
      <style:paragraph-properties fo:margin-left="0in" fo:margin-right="0in" fo:margin-top="0in" fo:margin-bottom="0in" loext:contextual-spacing="true" fo:text-indent="0in" style:auto-text-indent="false"/>
      <style:text-properties style:font-name="FreeMono" fo:font-size="12pt" fo:font-style="italic" fo:font-weight="normal" officeooo:rsid="002fc50c" officeooo:paragraph-rsid="002fc50c" style:font-size-asian="10.5pt" style:font-style-asian="italic" style:font-weight-asian="normal" style:font-size-complex="12pt" style:font-style-complex="italic" style:font-weight-complex="normal"/>
    </style:style>
    <style:style style:name="P23"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66d85" officeooo:paragraph-rsid="00266d85" style:font-size-asian="10.5pt" style:font-style-asian="normal" style:font-size-complex="12pt" style:font-style-complex="normal"/>
    </style:style>
    <style:style style:name="P24"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71755" officeooo:paragraph-rsid="00271755" style:font-size-asian="10.5pt" style:font-style-asian="normal" style:font-size-complex="12pt" style:font-style-complex="normal"/>
    </style:style>
    <style:style style:name="P25"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85d9c" officeooo:paragraph-rsid="00285d9c" style:font-size-asian="10.5pt" style:font-style-asian="normal" style:font-size-complex="12pt" style:font-style-complex="normal"/>
    </style:style>
    <style:style style:name="P26"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925ba" officeooo:paragraph-rsid="002925ba" style:font-size-asian="10.5pt" style:font-style-asian="normal" style:font-size-complex="12pt" style:font-style-complex="normal"/>
    </style:style>
    <style:style style:name="P27"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938bc" officeooo:paragraph-rsid="002938bc" style:font-size-asian="10.5pt" style:font-style-asian="normal" style:font-size-complex="12pt" style:font-style-complex="normal"/>
    </style:style>
    <style:style style:name="P28"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b7ac8" officeooo:paragraph-rsid="002b7ac8" style:font-size-asian="10.5pt" style:font-style-asian="normal" style:font-size-complex="12pt" style:font-style-complex="normal"/>
    </style:style>
    <style:style style:name="P29"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b7ac8" officeooo:paragraph-rsid="004dbc64" style:font-size-asian="10.5pt" style:font-style-asian="normal" style:font-size-complex="12pt" style:font-style-complex="normal"/>
    </style:style>
    <style:style style:name="P30"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b8006" officeooo:paragraph-rsid="002b8006" style:font-size-asian="10.5pt" style:font-style-asian="normal" style:font-size-complex="12pt" style:font-style-complex="normal"/>
    </style:style>
    <style:style style:name="P31"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2fc50c" officeooo:paragraph-rsid="002fc50c" style:font-size-asian="10.5pt" style:font-style-asian="normal" style:font-size-complex="12pt" style:font-style-complex="normal"/>
    </style:style>
    <style:style style:name="P32"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32b254" officeooo:paragraph-rsid="0032b254" style:font-size-asian="10.5pt" style:font-style-asian="normal" style:font-size-complex="12pt" style:font-style-complex="normal"/>
    </style:style>
    <style:style style:name="P33"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32b254" officeooo:paragraph-rsid="003b063c" style:font-size-asian="10.5pt" style:font-style-asian="normal" style:font-size-complex="12pt" style:font-style-complex="normal"/>
    </style:style>
    <style:style style:name="P34"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341dad" officeooo:paragraph-rsid="00341dad" style:font-size-asian="10.5pt" style:font-style-asian="normal" style:font-size-complex="12pt" style:font-style-complex="normal"/>
    </style:style>
    <style:style style:name="P35"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341dad" officeooo:paragraph-rsid="003b063c" style:font-size-asian="10.5pt" style:font-style-asian="normal" style:font-size-complex="12pt" style:font-style-complex="normal"/>
    </style:style>
    <style:style style:name="P36"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officeooo:rsid="0046c997" officeooo:paragraph-rsid="0046c997" style:font-size-asian="10.5pt" style:font-style-asian="normal" style:font-size-complex="12pt" style:font-style-complex="normal"/>
    </style:style>
    <style:style style:name="P37"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fo:font-weight="bold" officeooo:rsid="0039fdab" officeooo:paragraph-rsid="0039fdab" style:font-size-asian="10.5pt" style:font-style-asian="normal" style:font-weight-asian="bold" style:font-size-complex="12pt" style:font-style-complex="normal" style:font-weight-complex="bold"/>
    </style:style>
    <style:style style:name="P38"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fo:font-weight="bold" officeooo:rsid="00266d85" officeooo:paragraph-rsid="00266d85" style:font-size-asian="10.5pt" style:font-style-asian="normal" style:font-weight-asian="bold" style:font-size-complex="12pt" style:font-style-complex="normal" style:font-weight-complex="bold"/>
    </style:style>
    <style:style style:name="P39" style:family="paragraph" style:parent-style-name="Standard">
      <style:paragraph-properties fo:margin-left="0in" fo:margin-right="0in" fo:margin-top="0in" fo:margin-bottom="0in" loext:contextual-spacing="true" fo:text-indent="0in" style:auto-text-indent="false"/>
      <style:text-properties style:font-name="FreeMono" fo:font-size="12pt" fo:font-style="normal" fo:font-weight="bold" officeooo:rsid="00285d9c" officeooo:paragraph-rsid="00285d9c" style:font-size-asian="10.5pt" style:font-style-asian="normal" style:font-weight-asian="bold" style:font-size-complex="12pt" style:font-style-complex="normal" style:font-weight-complex="bold"/>
    </style:style>
    <style:style style:name="P40" style:family="paragraph" style:parent-style-name="Standard">
      <style:paragraph-properties fo:margin-left="0in" fo:margin-right="0in" fo:margin-top="0in" fo:margin-bottom="0in" loext:contextual-spacing="true" fo:text-indent="0in" style:auto-text-indent="false" fo:break-before="page"/>
      <style:text-properties style:font-name="FreeMono" fo:font-size="12pt" fo:font-style="normal" officeooo:rsid="002925ba" officeooo:paragraph-rsid="002925ba" style:font-size-asian="10.5pt" style:font-style-asian="normal" style:font-size-complex="12pt" style:font-style-complex="normal"/>
    </style:style>
    <style:style style:name="P41" style:family="paragraph" style:parent-style-name="Standard">
      <style:paragraph-properties fo:margin-left="0in" fo:margin-right="0in" fo:margin-top="0in" fo:margin-bottom="0in" loext:contextual-spacing="true" fo:text-indent="0in" style:auto-text-indent="false" fo:break-before="page"/>
      <style:text-properties style:font-name="FreeMono" fo:font-size="12pt" fo:font-style="normal" fo:font-weight="bold" officeooo:rsid="002fc50c" officeooo:paragraph-rsid="002fc50c" style:font-size-asian="10.5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in" fo:margin-bottom="0in" loext:contextual-spacing="true" fo:text-indent="0in" style:auto-text-indent="false" fo:break-before="page"/>
      <style:text-properties style:font-name="FreeMono" fo:font-size="12pt" fo:font-style="normal" fo:font-weight="bold" officeooo:rsid="002b8006" officeooo:paragraph-rsid="002b8006" style:font-size-asian="10.5pt" style:font-style-asian="normal" style:font-weight-asian="bold" style:font-size-complex="12pt" style:font-style-complex="normal" style:font-weight-complex="bold"/>
    </style:style>
    <style:style style:name="P43" style:family="paragraph" style:parent-style-name="List_20_Paragraph">
      <style:paragraph-properties fo:margin-left="0.75in" fo:margin-right="0in" fo:margin-top="0in" fo:margin-bottom="0in" loext:contextual-spacing="true" fo:text-indent="0in" style:auto-text-indent="false"/>
    </style:style>
    <style:style style:name="P44" style:family="paragraph" style:parent-style-name="Standard" style:master-page-name="Standard">
      <style:paragraph-properties fo:margin-top="0in" fo:margin-bottom="0in" loext:contextual-spacing="true" fo:text-align="center" style:justify-single-word="false" style:page-number="auto"/>
    </style:style>
    <style:style style:name="P45" style:family="paragraph" style:parent-style-name="Standard">
      <style:paragraph-properties fo:margin-top="0in" fo:margin-bottom="0in" loext:contextual-spacing="true"/>
      <style:text-properties style:font-name="FreeMono" fo:font-size="12pt" fo:font-style="normal" officeooo:rsid="00432b3f" officeooo:paragraph-rsid="00432b3f" style:font-size-asian="10.5pt" style:font-style-asian="normal" style:font-size-complex="12pt" style:font-style-complex="normal"/>
    </style:style>
    <style:style style:name="P46" style:family="paragraph" style:parent-style-name="Standard">
      <style:paragraph-properties fo:margin-top="0in" fo:margin-bottom="0in" loext:contextual-spacing="true"/>
      <style:text-properties style:font-name="FreeMono" fo:font-size="12pt" fo:font-style="normal" officeooo:rsid="0044ce38" officeooo:paragraph-rsid="0044ce38" style:font-size-asian="10.5pt" style:font-style-asian="normal" style:font-size-complex="12pt" style:font-style-complex="normal"/>
    </style:style>
    <style:style style:name="P47" style:family="paragraph" style:parent-style-name="Standard">
      <style:paragraph-properties fo:margin-top="0in" fo:margin-bottom="0in" loext:contextual-spacing="true"/>
      <style:text-properties style:font-name="FreeMono" fo:font-size="12pt" fo:font-style="normal" fo:font-weight="bold" officeooo:rsid="00432b3f" officeooo:paragraph-rsid="00432b3f" style:font-size-asian="10.5pt" style:font-style-asian="normal" style:font-weight-asian="bold" style:font-size-complex="12pt" style:font-style-complex="normal" style:font-weight-complex="bold"/>
    </style:style>
    <style:style style:name="P48" style:family="paragraph" style:parent-style-name="Standard">
      <style:paragraph-properties fo:margin-top="0in" fo:margin-bottom="0in" loext:contextual-spacing="true"/>
      <style:text-properties style:font-name="FreeMono" fo:font-size="12pt" fo:font-style="normal" fo:font-weight="bold" officeooo:rsid="0044ce38" officeooo:paragraph-rsid="0044ce38" style:font-size-asian="10.5pt" style:font-style-asian="normal" style:font-weight-asian="bold" style:font-size-complex="12pt" style:font-style-complex="normal" style:font-weight-complex="bold"/>
    </style:style>
    <style:style style:name="P49" style:family="paragraph" style:parent-style-name="List_20_Paragraph" style:list-style-name="WWNum1">
      <style:paragraph-properties fo:margin-top="0in" fo:margin-bottom="0in" loext:contextual-spacing="true"/>
    </style:style>
    <style:style style:name="P50" style:family="paragraph" style:parent-style-name="List_20_Paragraph" style:list-style-name="WWNum2">
      <style:paragraph-properties fo:margin-top="0in" fo:margin-bottom="0in" loext:contextual-spacing="true"/>
    </style:style>
    <style:style style:name="T1" style:family="text">
      <style:text-properties style:text-position="super 58%"/>
    </style:style>
    <style:style style:name="T2" style:family="text">
      <style:text-properties style:text-underline-style="solid" style:text-underline-width="auto" style:text-underline-color="font-color" officeooo:rsid="001f38b1"/>
    </style:style>
    <style:style style:name="T3" style:family="text">
      <style:text-properties officeooo:rsid="00238158"/>
    </style:style>
    <style:style style:name="T4" style:family="text">
      <style:text-properties officeooo:rsid="00251387"/>
    </style:style>
    <style:style style:name="T5" style:family="text">
      <style:text-properties fo:font-weight="bold" style:font-weight-asian="bold" style:font-weight-complex="bold"/>
    </style:style>
    <style:style style:name="T6" style:family="text">
      <style:text-properties officeooo:rsid="00341dad"/>
    </style:style>
    <style:style style:name="T7" style:family="text">
      <style:text-properties officeooo:rsid="00346d39"/>
    </style:style>
    <style:style style:name="T8" style:family="text">
      <style:text-properties officeooo:rsid="0035948b"/>
    </style:style>
    <style:style style:name="T9" style:family="text">
      <style:text-properties officeooo:rsid="0036da67"/>
    </style:style>
    <style:style style:name="T10" style:family="text">
      <style:text-properties officeooo:rsid="003e84f9"/>
    </style:style>
    <style:style style:name="T11" style:family="text">
      <style:text-properties officeooo:rsid="003f6de7"/>
    </style:style>
    <style:style style:name="T12" style:family="text">
      <style:text-properties officeooo:rsid="004082de"/>
    </style:style>
    <style:style style:name="T13" style:family="text">
      <style:text-properties officeooo:rsid="0041a201"/>
    </style:style>
    <style:style style:name="T14" style:family="text">
      <style:text-properties fo:font-style="normal" style:font-style-asian="normal" style:font-style-complex="normal"/>
    </style:style>
    <style:style style:name="T15" style:family="text">
      <style:text-properties fo:font-style="normal" officeooo:rsid="00453120" style:font-style-asian="normal" style:font-style-complex="normal"/>
    </style:style>
    <style:style style:name="T16" style:family="text">
      <style:text-properties fo:font-style="normal" officeooo:rsid="004fe73f" style:font-style-asian="normal" style:font-style-complex="normal"/>
    </style:style>
    <style:style style:name="T17" style:family="text">
      <style:text-properties fo:font-weight="normal" style:font-weight-asian="normal" style:font-weight-complex="normal"/>
    </style:style>
    <style:style style:name="T18" style:family="text">
      <style:text-properties fo:font-weight="normal" officeooo:rsid="004f6ea4" style:font-weight-asian="normal" style:font-weight-complex="normal"/>
    </style:style>
    <style:style style:name="T19" style:family="text">
      <style:text-properties officeooo:rsid="005086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PE 434/534 Homework Assignment 3</text:p>
      <text:p text:style-name="P2">Due Tuesday, <text:s/>Oct. 6<text:span text:style-name="T1">th</text:span></text:p>
      <text:p text:style-name="P1">Student Name <text:span text:style-name="T2">Christopher Bero</text:span></text:p>
      <text:p text:style-name="P1">Attach this sheet to your submission as the cover page.</text:p>
      <text:list xml:id="list9005792627000951008" text:style-name="WWNum1">
        <text:list-item>
          <text:p text:style-name="P49">_____(3 points) Assume a 32 bit virtual address with a three level page table indexed by fields of 7, 7, 6 bits with a 4k page size (12 bits).</text:p>
        </text:list-item>
      </text:list>
      <text:list xml:id="list6066399958435906402" text:style-name="WWNum2">
        <text:list-item>
          <text:p text:style-name="P50">____(1 point)What is the size of the page table structure for the smallest program</text:p>
        </text:list-item>
        <text:list-item>
          <text:p text:style-name="P50">____(1 point)What is the size of the page table structure for the largest program</text:p>
        </text:list-item>
        <text:list-item>
          <text:p text:style-name="P50">____(1 point)How would this change if you used fields of 6, 7, 7 bits instead of 7, 7, 6 bits</text:p>
        </text:list-item>
      </text:list>
      <text:p text:style-name="P43"/>
      <text:list xml:id="list225101993766474" text:continue-list="list9005792627000951008" text:style-name="WWNum1">
        <text:list-item>
          <text:p text:style-name="P49">_____ (4 points) Assume you have two processes, a, b, <text:s/>with a shared memory segment of several pages. </text:p>
        </text:list-item>
      </text:list>
      <text:p text:style-name="P17">a-_____(1 point) if a page fault occurs in process’s a <text:s/>shared memory segment, should you update process’s b’s <text:s/>shared memory segment page tables accordingly. Remember, the page tables are distinct for each process, even if they point to the same memory locations.</text:p>
      <text:p text:style-name="P17">B_____(1 point) if so, what kind of structure would you use to keep track of the shared pages for this purpose</text:p>
      <text:p text:style-name="P17">C- ____(1 point) how would your answer change if the page were shared by hundreds of processes</text:p>
      <text:p text:style-name="P1"><text:tab/>d-____(1 point) <text:s/>how would this change for shared libraries </text:p>
      <text:p text:style-name="P1"/>
      <text:p text:style-name="P1">3- <text:tab/>______ (2 points) text 3-11 </text:p>
      <text:p text:style-name="P1"/>
      <text:p text:style-name="P1">4- <text:tab/>______(2 points) text 3-16</text:p>
      <text:p text:style-name="P1"/>
      <text:p text:style-name="P1">5-<text:tab/>_____(2 points) while you cannot predict the future use of pages, some computer systems allowed the programmer to predict the future address space footprint so the system could pre<text:bookmark text:name="_GoBack"/>page the requested pages. <text:s/>Programmers, however, are sometimes confused and sometimes lie. How would you reduce the effect of these two possible errors in the predictions of the programmer.</text:p>
      <text:p text:style-name="P1"/>
      <text:p text:style-name="P1">6-<text:tab/>_____(two points) text 3-28</text:p>
      <text:p text:style-name="P1"/>
      <text:p text:style-name="P1">For all solutions, SHOW YOUR WORK. <text:s/>Answers without supporting computations will not receive credit.</text:p>
      <text:p text:style-name="P1"/>
      <text:p text:style-name="P1">Total Grade _______________</text:p>
      <text:p text:style-name="P16">1a.</text:p>
      <text:p text:style-name="P13">Need stack and data → two pages</text:p>
      <text:p text:style-name="P3"><text:span text:style-name="T3">2^7 + (2*2^7) + (2*2^6) = 512</text:span> bits</text:p>
      <text:p text:style-name="P3"/>
      <text:p text:style-name="P11">1b.</text:p>
      <text:p text:style-name="P3">2^7 * 2^7 * 2^6 = 1048576 bits</text:p>
      <text:p text:style-name="P3"/>
      <text:p text:style-name="P12">1c.</text:p>
      <text:p text:style-name="P7">Yes, the smallest program case would change, the other would not.</text:p>
      <text:p text:style-name="P7"/>
      <text:p text:style-name="P7">2^6 + (2*2^7) + (2*2^7) = 576 bits</text:p>
      <text:p text:style-name="P4"/>
      <text:p text:style-name="P4"/>
      <text:p text:style-name="P15">2a.</text:p>
      <text:p text:style-name="P5">Yes, otherwise Process B may cause a page fault as well and bring in another page of memory that is a duplicate. The system of creat<text:span text:style-name="T4">ing</text:span> R/W pages once one of the programs modifies a page should hold in this case.</text:p>
      <text:p text:style-name="P5"/>
      <text:p text:style-name="P10">2b.</text:p>
      <text:p text:style-name="P8">I <text:span text:style-name="T14">would use a linked list, because it's a structure I'm familiar with, and bringing a tool to MVP may decidedly be the goal. In general, I believe a</text:span><text:span text:style-name="T16">n inverted page table would provide sufficient performance.</text:span></text:p>
      <text:p text:style-name="P45"/>
      <text:p text:style-name="P47">2c.</text:p>
      <text:p text:style-name="P46">If there were hundreds of processes, I would instead have each one begin with its own R/W page table to preference performance over space saving.</text:p>
      <text:p text:style-name="P46"/>
      <text:p text:style-name="P48">2d.</text:p>
      <text:p text:style-name="P9"><text:span text:style-name="T14">Shared libraries include several different paradigms, such as the absence of absolute memory addresses to create position-independent code. </text:span><text:span text:style-name="T15">I would not have a page fault in process A also map to the page table for Process B.</text:span></text:p>
      <text:p text:style-name="P6"/>
      <text:p text:style-name="P14"><text:span text:style-name="T5">3.</text:span> Text 3.11</text:p>
      <text:p text:style-name="P21"/>
      <text:p text:style-name="P21">Consider the following C program:</text:p>
      <text:p text:style-name="P18"/>
      <text:p text:style-name="P19">int X[N];</text:p>
      <text:p text:style-name="P19">int step = M;</text:p>
      <text:p text:style-name="P19">/* M is some predefined constant */</text:p>
      <text:p text:style-name="P19">for (int i = 0; i &lt; N; i += step) X[i] = X[i] + 1;</text:p>
      <text:p text:style-name="P18"/>
      <text:p text:style-name="P21">(a) If this program is run on a machine with a 4-KB page size and 64-entry TLB, what</text:p>
      <text:p text:style-name="P21">values of M and N will cause a TLB miss for every execution of the inner loop?</text:p>
      <text:p text:style-name="P21">(b) Would your answer in part (a) be different if the loop were repeated many times?</text:p>
      <text:p text:style-name="P21">Explain.</text:p>
      <text:p text:style-name="P23"/>
      <text:p text:style-name="P38">3a.</text:p>
      <text:p text:style-name="P23"/>
      <text:p text:style-name="P24">M = 4*2^7</text:p>
      <text:p text:style-name="P24">N = 64*M</text:p>
      <text:p text:style-name="P24"/>
      <text:p text:style-name="P39">3b.</text:p>
      <text:p text:style-name="P25"/>
      <text:p text:style-name="P25">Yes, at least 128 <text:span text:style-name="T19">sections of size M</text:span> would be needed such that the TLB entries are rotated with misses throughout each loop.</text:p>
      <text:p text:style-name="P25"/>
      <text:p text:style-name="P26"/>
      <text:p text:style-name="P40"><text:span text:style-name="T5">4.</text:span> Text 3.16</text:p>
      <text:p text:style-name="P26"/>
      <text:p text:style-name="P20">You are given the following data about a virtual memory system:</text:p>
      <text:p text:style-name="P20"><text:span text:style-name="T5">(a) </text:span>The TLB can hold 1024 entries and can be accessed in 1 clock cycle (1 nsec).</text:p>
      <text:p text:style-name="P20"><text:span text:style-name="T5">(b)</text:span> A page table entry can be found in 100 clock cycles or 100 nsec.</text:p>
      <text:p text:style-name="P20"><text:span text:style-name="T5">(c)</text:span> The average page replacement time is 6 msec.</text:p>
      <text:p text:style-name="P20">If page references are handled by the TLB 99% of the time, and only 0.01% lead to a</text:p>
      <text:p text:style-name="P20">page fault, what is the effective address-translation time?</text:p>
      <text:p text:style-name="P27"/>
      <text:p text:style-name="P28">TLB – <text:s text:c="2"/>0.9900 – 1ns</text:p>
      <text:p text:style-name="P28">Page – <text:s/>0.009<text:span text:style-name="T10">9</text:span> – 100ns</text:p>
      <text:p text:style-name="P28">Fault – 0.00<text:span text:style-name="T10">0</text:span>1 – 6000ns</text:p>
      <text:p text:style-name="P28"/>
      <text:p text:style-name="P29">Average lookup: </text:p>
      <text:p text:style-name="P29">(0.99*1)+(0.009<text:span text:style-name="T11">9</text:span>*100)+(0.0001*6<text:span text:style-name="T12">000</text:span>000) = <text:span text:style-name="T13">601.98</text:span>ns</text:p>
      <text:p text:style-name="P28"/>
      <text:p text:style-name="P28"/>
      <text:p text:style-name="P28"/>
      <text:p text:style-name="P42">5.</text:p>
      <text:p text:style-name="P36"/>
      <text:p text:style-name="P36">If we believe the programmer to be in error and wish to account for it in the size and selection of memory referenced by the page tables, I would eschew the programmer recommendation and instead employ a Working Set Replacement Algorithm to analyze and predict the size of the next Working Set to allocate Virtual Memory Addresses.</text:p>
      <text:p text:style-name="P30"/>
      <text:p text:style-name="P30"/>
      <text:p text:style-name="P30"/>
      <text:p text:style-name="P30"/>
      <text:p text:style-name="P30"/>
      <text:p text:style-name="P41">6. <text:span text:style-name="T18">Textbook </text:span><text:span text:style-name="T17">3.28</text:span></text:p>
      <text:p text:style-name="P31"/>
      <text:p text:style-name="P22">If FIFO page replacement is used with four page frames and eight pages, how many page faults will occur with the reference string 0172327103 if the four frames are initially empty? Now repeat this problem for LRU.</text:p>
      <text:p text:style-name="P31"/>
      <text:p text:style-name="P31"/>
      <text:p text:style-name="P32">4 page frames</text:p>
      <text:p text:style-name="P32">8 pages</text:p>
      <text:p text:style-name="P32">0172327103</text:p>
      <text:p text:style-name="P32"/>
      <text:p text:style-name="P37">FIFO:</text:p>
      <text:p text:style-name="P34">Frames | Order</text:p>
      <text:p text:style-name="P34"><text:s text:c="3"/><text:span text:style-name="T9">0 1 7 2 3 2 7 1 0 3</text:span></text:p>
      <text:p text:style-name="P34">1 |0|0|0|<text:span text:style-name="T8">0|3|3|3|3|3|3|</text:span></text:p>
      <text:p text:style-name="P34">2 |_|<text:span text:style-name="T7">1|1|1|1|1|1|1|0|0|</text:span></text:p>
      <text:p text:style-name="P34">3 |_|_<text:span text:style-name="T7">|7|7|7|7|7|7|7|7|</text:span></text:p>
      <text:p text:style-name="P34">4 |_|_<text:span text:style-name="T7">|_|2|2|2|2|2|2|2|</text:span></text:p>
      <text:p text:style-name="P32"><text:s text:c="3"/><text:span text:style-name="T6">f f f f f p p p f p</text:span></text:p>
      <text:p text:style-name="P34">f – fault</text:p>
      <text:p text:style-name="P34">p – paged</text:p>
      <text:p text:style-name="P34"/>
      <text:p text:style-name="P37">LRU:</text:p>
      <text:p text:style-name="P35">Frames | Order</text:p>
      <text:p text:style-name="P35"><text:s text:c="3"/><text:span text:style-name="T9">0 1 7 2 3 2 7 1 0 3</text:span></text:p>
      <text:p text:style-name="P35">1 |0|0|0|<text:span text:style-name="T8">0|3|3|3|3|0|0|</text:span></text:p>
      <text:p text:style-name="P35">2 |_|<text:span text:style-name="T7">1|1|1|1|1|1|1|1|1|</text:span></text:p>
      <text:p text:style-name="P35">3 |_|_<text:span text:style-name="T7">|7|7|7|7|7|7|7|7|</text:span></text:p>
      <text:p text:style-name="P35">4 |_|_<text:span text:style-name="T7">|_|2|2|2|2|2|2|3|</text:span></text:p>
      <text:p text:style-name="P33"><text:s text:c="3"/><text:span text:style-name="T6">f f f f f p p p f f</text:span></text:p>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nothing" fo:text-indent="-0.3in" fo:margin-left="0.3in"/>
        </style:list-level-properties>
      </text:list-level-style-number>
      <text:list-level-style-number text:level="2" style:num-suffix="​" style:num-format="">
        <style:list-level-properties text:list-level-position-and-space-mode="label-alignment">
          <style:list-level-label-alignment text:label-followed-by="nothing" fo:text-indent="-0.4in" fo:margin-left="0.4in"/>
        </style:list-level-properties>
      </text:list-level-style-number>
      <text:list-level-style-number text:level="3" style:num-suffix="​" style:num-format="">
        <style:list-level-properties text:list-level-position-and-space-mode="label-alignment">
          <style:list-level-label-alignment text:label-followed-by="nothing" fo:text-indent="-0.5in" fo:margin-left="0.5in"/>
        </style:list-level-properties>
      </text:list-level-style-number>
      <text:list-level-style-number text:level="4" style:num-suffix="​" style:num-format="">
        <style:list-level-properties text:list-level-position-and-space-mode="label-alignment">
          <style:list-level-label-alignment text:label-followed-by="nothing" fo:text-indent="-0.6in" fo:margin-left="0.6in"/>
        </style:list-level-properties>
      </text:list-level-style-number>
      <text:list-level-style-number text:level="5" style:num-suffix="​" style:num-format="">
        <style:list-level-properties text:list-level-position-and-space-mode="label-alignment">
          <style:list-level-label-alignment text:label-followed-by="nothing" fo:text-indent="-0.7in" fo:margin-left="0.7in"/>
        </style:list-level-properties>
      </text:list-level-style-number>
      <text:list-level-style-number text:level="6" style:num-suffix="​" style:num-format="">
        <style:list-level-properties text:list-level-position-and-space-mode="label-alignment">
          <style:list-level-label-alignment text:label-followed-by="nothing" fo:text-indent="-0.8in" fo:margin-left="0.8in"/>
        </style:list-level-properties>
      </text:list-level-style-number>
      <text:list-level-style-number text:level="7" style:num-suffix="​" style:num-format="">
        <style:list-level-properties text:list-level-position-and-space-mode="label-alignment">
          <style:list-level-label-alignment text:label-followed-by="nothing" fo:text-indent="-0.9in" fo:margin-left="0.9in"/>
        </style:list-level-properties>
      </text:list-level-style-number>
      <text:list-level-style-number text:level="8" style:num-suffix="​"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4:49:00</meta:creation-date>
    <meta:initial-creator>yoda</meta:initial-creator>
    <dc:language>en-US</dc:language>
    <dc:date>2015-10-08T22:51:01.837569005</dc:date>
    <meta:editing-cycles>53</meta:editing-cycles>
    <meta:editing-duration>PT4H9M27S</meta:editing-duration>
    <meta:generator>LibreOffice/5.0.2.2$Linux_X86_64 LibreOffice_project/00m0$Build-2</meta:generator>
    <meta:document-statistic meta:table-count="0" meta:image-count="0" meta:object-count="0" meta:page-count="7" meta:paragraph-count="87" meta:word-count="878" meta:character-count="4787" meta:non-whitespace-character-count="39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